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7a13" officeooo:paragraph-rsid="001d7a1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d7a13" officeooo:paragraph-rsid="001d7a1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d7a13" officeooo:paragraph-rsid="001d7a13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d7a13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7a13" officeooo:paragraph-rsid="001d7a13" style:font-size-asian="12pt" style:font-weight-asian="normal" style:font-size-complex="12pt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fo:font-weight="normal" officeooo:rsid="001d7a13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ring boot com angular</text:p>
      <text:p text:style-name="P2"/>
      <text:p text:style-name="P4"><text:span text:style-name="T1">Primeiro passo:</text:span> <text:span text:style-name="T2">instalação do nodejs.</text:span></text:p>
      <text:p text:style-name="P6"/>
      <text:p text:style-name="P6">Para windows recomenda-se a baixar a versão lts no site.</text:p>
      <text:p text:style-name="P6"/>
      <text:p text:style-name="P4"><text:a xlink:type="simple" xlink:href="https://nodejs.org/en/download/current" text:style-name="Internet_20_link" text:visited-style-name="Visited_20_Internet_20_Link"><text:span text:style-name="Emphasis"><text:span text:style-name="T2">https://nodejs.org/en/download/current</text:span></text:span></text:a></text:p>
      <text:p text:style-name="P4"><text:span text:style-name="Emphasis"><text:span text:style-name="T2"/></text:span></text:p>
      <text:p text:style-name="P4"><text:span text:style-name="Emphasis"><text:span text:style-name="T2">para linux derivado do debian recomenda-se a instalação via package manger. </text:span></text:span></text:p>
      <text:p text:style-name="P4"><text:span text:style-name="Emphasis"><text:span text:style-name="T2"/></text:span></text:p>
      <text:p text:style-name="P5"><text:span text:style-name="Emphasis"><text:span text:style-name="T3">Debian: </text:span></text:span><text:span text:style-name="Emphasis"><text:span text:style-name="T2">curl -fsSL https://deb.nodesource.com/setup_21.x | bash - &amp;&amp;\</text:span></text:span></text:p>
      <text:p text:style-name="P1">apt-get install -y nodejs</text:p>
      <text:p text:style-name="P5"><text:span text:style-name="Emphasis"><text:span text:style-name="T3">Ubuntu: </text:span></text:span><text:span text:style-name="Emphasis"><text:span text:style-name="T2">curl -fsSL https://deb.nodesource.com/setup_20.x | sudo -E bash - &amp;&amp;\</text:span></text:span></text:p>
      <text:p text:style-name="P1">sudo apt-get install -y nodejs</text:p>
      <text:p text:style-name="P4"><text:span text:style-name="Emphasis"><text:span text:style-name="T2">para ver a versão instalada na sua máquina utilize o comando </text:span></text:span></text:p>
      <text:p text:style-name="P4"><text:span text:style-name="Source_20_Text"><text:span text:style-name="T2">$ node -v</text:span></text:span></text:p>
      <text:p text:style-name="P4"/>
      <text:p text:style-name="P3">Segundo Passo: <text:span text:style-name="T4">instalação do angular/cli (comand line interface), para isso vamos instalar o angular de forma global na nossa máquina.</text:span></text:p>
      <text:p text:style-name="P3"><text:span text:style-name="T4"/></text:p>
      <text:p text:style-name="P3"><text:span text:style-name="T4">Comando de instalação para linux e windows via terminal ou cmd.</text:span></text:p>
      <text:p text:style-name="P3"><text:span text:style-name="T4"/></text:p>
      <text:p text:style-name="P3"><text:span text:style-name="T4">$ npm install -g @angular/cl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9:14:44.772904166</meta:creation-date>
    <dc:date>2024-02-01T09:28:38.503485575</dc:date>
    <meta:editing-duration>PT13M54S</meta:editing-duration>
    <meta:editing-cycles>1</meta:editing-cycles>
    <meta:document-statistic meta:table-count="0" meta:image-count="0" meta:object-count="0" meta:page-count="1" meta:paragraph-count="14" meta:word-count="108" meta:character-count="727" meta:non-whitespace-character-count="631"/>
    <meta:generator>LibreOffice/7.4.7.2$Linux_X86_64 LibreOffice_project/40$Build-2</meta:generator>
  </office:meta>
</office:document-meta>
</file>